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bf5" officeooo:paragraph-rsid="0005abf5"/>
    </style:style>
    <style:style style:name="P2" style:family="paragraph" style:parent-style-name="Standard">
      <style:text-properties officeooo:rsid="0005abf5" officeooo:paragraph-rsid="0005cd45"/>
    </style:style>
    <style:style style:name="P3" style:family="paragraph" style:parent-style-name="Standard">
      <style:text-properties officeooo:paragraph-rsid="0005abf5"/>
    </style:style>
    <style:style style:name="P4" style:family="paragraph" style:parent-style-name="Standard">
      <style:text-properties officeooo:paragraph-rsid="0005cd45"/>
    </style:style>
    <style:style style:name="T1" style:family="text">
      <style:text-properties officeooo:rsid="0005abf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5cd45"/>
    </style:style>
    <style:style style:name="T4" style:family="text">
      <style:text-properties style:text-position="0% 100%" officeooo:rsid="0005cd45"/>
    </style:style>
    <style:style style:name="T5" style:family="text">
      <style:text-properties style:text-position="0% 100%" fo:font-style="italic" officeooo:rsid="0005cd45" style:font-style-asian="italic" style:font-style-complex="italic"/>
    </style:style>
    <style:style style:name="T6" style:family="text">
      <style:text-properties officeooo:rsid="0005cd45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5cd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Find the order of growth <text:s/>for solutions of the following recurrences</text:span></text:p>
      <text:p text:style-name="P3"><text:span text:style-name="T1">a. T(n) = 4T(n/2) + n, T(1) = 1</text:span></text:p>
      <text:p text:style-name="P3"><text:tab/><text:span text:style-name="T6">a = 4, b = 2, d =1</text:span></text:p>
      <text:p text:style-name="P3"><text:tab/><text:span text:style-name="T6">log</text:span><text:span text:style-name="T8">2</text:span><text:span text:style-name="T4">4 = 2 &gt; d = 1</text:span></text:p>
      <text:p text:style-name="P3"><text:span text:style-name="T4"><text:tab/>O(n</text:span><text:span text:style-name="T3">log</text:span><text:span text:style-name="T8">b</text:span><text:span text:style-name="T3">n</text:span><text:span text:style-name="T4">)</text:span></text:p>
      <text:p text:style-name="P1">b. T(n) = 4T(n/2) + n<text:span text:style-name="T2">2</text:span>, T(1) = 1</text:p>
      <text:p text:style-name="P4"><text:tab/><text:span text:style-name="T6">a = 4, b = 2, d =2</text:span></text:p>
      <text:p text:style-name="P4"><text:tab/><text:span text:style-name="T6">log</text:span><text:span text:style-name="T8">2</text:span><text:span text:style-name="T4">4 = 2 = d = 2</text:span></text:p>
      <text:p text:style-name="P2"><text:span text:style-name="T4"><text:tab/>O(n</text:span><text:span text:style-name="T3">2</text:span><text:span text:style-name="T4">log</text:span><text:span text:style-name="T5">n</text:span><text:span text:style-name="T4">)</text:span></text:p>
      <text:p text:style-name="P1">c. T(n) = 4T(n/2) + n<text:span text:style-name="T2">3</text:span>, T(1) = 1</text:p>
      <text:p text:style-name="P4"><text:tab/><text:span text:style-name="T6">a = 4, b = 2, d =3</text:span></text:p>
      <text:p text:style-name="P4"><text:tab/><text:span text:style-name="T6">log</text:span><text:span text:style-name="T8">2</text:span><text:span text:style-name="T4">4 = 2 &lt; d = 3</text:span></text:p>
      <text:p text:style-name="P2"><text:span text:style-name="T4"><text:tab/>O(n</text:span><text:span text:style-name="T3">3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1:38:46.392326887</meta:creation-date>
    <dc:date>2016-03-18T21:48:12.130844348</dc:date>
    <meta:editing-duration>PT9M25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3" meta:word-count="86" meta:character-count="302" meta:non-whitespace-character-count="217"/>
  </office:meta>
</office:document-meta>
</file>